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Heading_20_1">
      <style:text-properties fo:font-style="normal" style:font-style-asian="normal" style:font-style-complex="normal"/>
    </style:style>
    <style:style style:name="P12" style:family="paragraph">
      <style:paragraph-properties fo:margin-left="0in" fo:margin-right="0in" fo:margin-top="0in" fo:margin-bottom="0in" fo:line-height="100%" fo:text-align="center" fo:text-indent="0in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indent="0in"/>
    </style:style>
    <style:style style:name="P1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stract</text:h>
      <text:p text:style-name="Text_20_body">Come up with a sane process for deploying applications while achieving the separation of systems. <text:s/>So when one target host that is being deployed to is compromised it does not expose artifacts of other target hosts in the Jenkins ecosystem. <text:s/>Skip the definitions section and refer to it if you encounter an italics word that you don't understand.</text:p>
      <text:h text:style-name="Heading_20_1" text:outline-level="1">Definitions</text:h>
      <text:p text:style-name="Text_20_body"><text:span text:style-name="T1">Jenkins ecosystem</text:span> – The Jenkins ecosystem consists of at least 1 master node (the scheduler for scheduling jobs on build nodes) and 1 or more build nodes dedicated to building jobs. <text:s/>This is the whole system in which building jobs and deployment of jobs will be launched. <text:s/>Sometimes the Jenkins ecosystem will simply be referred to as “Jenkins”. <text:s/>Hosts external to the Jenkins ecosystem can only communicate to the ecosystem through a single point, the master node.</text:p>
      <text:p text:style-name="Text_20_body"><text:span text:style-name="T1">Plug-in</text:span> – Jenkins is a pluggable software which can be extended via plugins.</text:p>
      <text:p text:style-name="Text_20_body"><text:span text:style-name="T1">Target host</text:span> – The application server where the artifact will be deployed. <text:s/>This hosts the public facing end user application.</text:p>
      <text:p text:style-name="Text_20_body"><text:span text:style-name="T1">Job</text:span> – Lives on the Jenkins server. <text:s/>Is a set of steps to test, build, and/or deploy applications. <text:s/>It can be all in one job or split across multiple jobs. <text:s/>Jobs run on build nodes and the artifacts created from the job can be archived on the master node for later being retrieved by target hosts.</text:p>
      <text:p text:style-name="Text_20_body"><text:span text:style-name="T1">Artifacts</text:span><text:span text:style-name="T2"> – Binary </text:span>blobs that are the result of a build job. <text:s/>In this case the java war file is an artifact.</text:p>
      <text:p text:style-name="Text_20_body"><text:span text:style-name="T1">Jenkins API</text:span> – Is a generic term for the different ways the API can be accessed on the system. <text:s/>The Jobs have an API, the individual builds of the Jobs also have an API.</text:p>
      <text:p text:style-name="Text_20_body"><text:span text:style-name="T1">deploy_user</text:span> – This user hypothetically exists only in Jenkins. <text:s/>It is a user which is hypothetically given read only access to jobs for accessing the API.</text:p>
      <text:p text:style-name="Text_20_body"><text:span text:style-name="T1">Authenticated zone</text:span> – This is simply a sub-URL which is restricted to authorized users only on the Jenkins site. <text:s/>It requires user authentication to access. <text:s/>In this case the authenticated zone is https://&lt;jenkins-master-node&gt;/jenkins/jobs where “/jobs” and path children are part of the authenticated zone. <text:s/>User authentication is configured from <text:a xlink:type="simple" xlink:href="https://wiki.jenkins-ci.org/display/JENKINS/Standard+Security+Setup">Global Security</text:a> [1] in Jenkins. <text:s/>Anonymous users lack overall read permissions.</text:p>
      <text:p text:style-name="Text_20_body"><text:span text:style-name="T5">Unauthenticated zone</text:span><text:span text:style-name="T4"> – Opposite of Authenticated zone. <text:s/>Does not require user credentials configured from Global Security. <text:s/>This can potentially require other forms of authentication.</text:span></text:p>
      <text:p text:style-name="Text_20_body"><text:span text:style-name="T5">Token</text:span><text:span text:style-name="T4"> – An arbitrary string that can be set to restrict access to the URL. <text:s/>Usually supplied as a GET argument e.g. “?token=mysecrettoken”.</text:span></text:p>
      <text:h text:style-name="Heading_20_1" text:outline-level="1">Overview of current Jenkins capabilities</text:h>
      <text:p text:style-name="Text_20_body">The <text:span text:style-name="T3">target hosts</text:span> (Host A and Host B) are application servers. <text:s/>They will be where the actual application is deployed that will be used by end users. <text:s/>The deployment script will exist on Host A and Host B will talk to deployment jobs existing on <text:span text:style-name="T3">Jenkins</text:span> over HTTPS. <text:s/>The goal is to retrieve the <text:span text:style-name="T3">artifacts</text:span> (java war file) to be deployed to the application server from Jenkins over HTTPS. <text:s/>It will use the <text:span text:style-name="T3">Jenkins API</text:span> to determine the download location of the <text:span text:style-name="T3">artifact</text:span> to deploy and retrieve it from <text:span text:style-name="T3">Jenkins</text:span> to the target host. <text:s/>See Figure 1.</text:p>
      <text:p text:style-name="Standard"/>
      <text:p text:style-name="P1"><text:soft-page-break/><draw:g text:anchor-type="as-char" draw:z-index="0" draw:style-name="gr1"><draw:custom-shape draw:style-name="gr2" draw:text-style-name="P13" xml:id="id2" draw:id="id2" svg:width="1.2004in" svg:height="0.7004in" svg:x="0.8898in" svg:y="0in"><text:p text:style-name="P12"><text:span text:style-name="T6">Jenkins</text:span></text:p><draw:enhanced-geometry svg:viewBox="0 0 21600 21600" draw:type="rectangle" draw:enhanced-path="M 0 0 L 21600 0 21600 21600 0 21600 0 0 Z N"/></draw:custom-shape><draw:custom-shape draw:style-name="gr2" draw:text-style-name="P13" xml:id="id1" draw:id="id1" svg:width="1.1504in" svg:height="0.8004in" svg:x="0in" svg:y="1.2299in"><text:p text:style-name="P12"><text:span text:style-name="T6">Host 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5" svg:width="1.0185in" svg:height="0.387in" svg:x="1.0217in" svg:y="0.8209in"><draw:text-box><text:p text:style-name="P14"><text:span text:style-name="T6">HTTPS</text:span></text:p></draw:text-box></draw:frame><draw:connector draw:style-name="gr4" draw:text-style-name="P13" svg:x1="1.15in" svg:y1="1.6299in" svg:x2="1.4898in" svg:y2="0.7004in" draw:start-shape="id1" draw:start-glue-point="10" draw:end-shape="id2" draw:end-glue-point="2" svg:d="m2921 1561h863v-2362" svg:viewBox="0 0 864 2364"><text:p/></draw:connector><draw:custom-shape draw:style-name="gr2" draw:text-style-name="P13" xml:id="id3" draw:id="id3" svg:width="1.1504in" svg:height="0.8004in" svg:x="1.8756in" svg:y="1.2299in"><text:p text:style-name="P12"><text:span text:style-name="T6">Host 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3" svg:x1="1.8756in" svg:y1="1.6299in" svg:x2="1.4898in" svg:y2="0.7004in" draw:start-shape="id3" draw:start-glue-point="6" draw:end-shape="id2" draw:end-glue-point="2" svg:d="m4764 1561h-980v-2362" svg:viewBox="0 0 982 2364"><text:p/></draw:connector></draw:g></text:p>
      <text:p text:style-name="P4"><text:span text:style-name="T1">Figure 1)</text:span> Communication diagram of <text:span text:style-name="T3">target hosts</text:span> talking to <text:span text:style-name="T3">Jenkins</text:span> via <text:span text:style-name="T3">API</text:span> to retrieve <text:span text:style-name="T3">artifact</text:span>.</text:p>
      <text:p text:style-name="Standard"/>
      <text:p text:style-name="Text_20_body"><text:span text:style-name="T3">Jenkins</text:span> has an <text:span text:style-name="T3">authenticated zone</text:span> when global security is configured. <text:s/>The <text:span text:style-name="T3">job artifacts</text:span> and the <text:span text:style-name="T3">Jenkins API</text:span> for each job lie within this authenticated zone. <text:s/>In order to gain access to each deployment job the <text:span text:style-name="T3">deploy_user</text:span><text:span text:style-name="T4"> must be given read access to every </text:span><text:span text:style-name="T3">job</text:span><text:span text:style-name="T4"> in which it needs to interact with the </text:span><text:span text:style-name="T3">Jenkins API</text:span><text:span text:style-name="T4">. <text:s/>See Figure 2.</text:span></text:p>
      <text:p text:style-name="P2"><draw:g text:anchor-type="as-char" draw:z-index="2" draw:style-name="gr5"><draw:custom-shape draw:style-name="gr6" draw:text-style-name="P13" xml:id="id15" draw:id="id15" svg:width="1.1504in" svg:height="0.8004in" svg:x="5.2807in" svg:y="0in"><text:p text:style-name="P12"><text:span text:style-name="T6">Host 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3" xml:id="id16" draw:id="id16" svg:width="1.1504in" svg:height="0.8004in" svg:x="5.2807in" svg:y="1in"><text:p text:style-name="P12"><text:span text:style-name="T6">Host 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3" xml:id="id14" draw:id="id14" svg:width="1.2004in" svg:height="0.7004in" svg:x="0in" svg:y="0.55in"><text:p text:style-name="P12"><text:span text:style-name="T6">Jenkins</text:span></text:p><draw:enhanced-geometry svg:viewBox="0 0 21600 21600" draw:type="rectangle" draw:enhanced-path="M 0 0 L 21600 0 21600 21600 0 21600 0 0 Z N"/></draw:custom-shape><draw:custom-shape draw:style-name="gr9" draw:text-style-name="P13" xml:id="id10" draw:id="id10" svg:width="1.7504in" svg:height="0.4504in" svg:x="1.5252in" svg:y="1.1752in"><text:p text:style-name="P12"><text:span text:style-name="T6">Deploy Job 2</text:span></text:p><draw:enhanced-geometry svg:viewBox="0 0 21600 21600" draw:type="rectangle" draw:enhanced-path="M 0 0 L 21600 0 21600 21600 0 21600 0 0 Z N"/></draw:custom-shape><draw:custom-shape draw:style-name="gr10" draw:text-style-name="P13" xml:id="id12" draw:id="id12" svg:width="1.7504in" svg:height="0.4504in" svg:x="1.5252in" svg:y="0.1756in"><text:p text:style-name="P12"><text:span text:style-name="T6">Deploy Job 1</text:span></text:p><draw:enhanced-geometry svg:viewBox="0 0 21600 21600" draw:type="rectangle" draw:enhanced-path="M 0 0 L 21600 0 21600 21600 0 21600 0 0 Z N"/></draw:custom-shape><draw:connector draw:style-name="gr11" draw:text-style-name="P13" svg:x1="2.4in" svg:y1="1.1752in" svg:x2="2.4in" svg:y2="0.9in" draw:start-shape="id10" draw:start-glue-point="0" svg:d="m6096 699v-699" svg:viewBox="0 0 2 700"><text:p/></draw:connector><draw:custom-shape draw:style-name="gr12" draw:text-style-name="P13" xml:id="id11" draw:id="id11" svg:width="1.5004in" svg:height="0.4004in" svg:x="3.5425in" svg:y="0.7in"><text:p text:style-name="P12"><text:span text:style-name="T6">deploy_user</text:span></text:p><draw:enhanced-geometry svg:viewBox="0 0 21600 21600" draw:type="rectangle" draw:enhanced-path="M 0 0 L 21600 0 21600 21600 0 21600 0 0 Z N"/></draw:custom-shape><draw:connector draw:style-name="gr13" draw:text-style-name="P13" xml:id="id13" draw:id="id13" svg:x1="3.5425in" svg:y1="0.9in" svg:x2="2.4in" svg:y2="0.9in" draw:start-shape="id11" draw:start-glue-point="3" svg:d="m8998 0h-2902" svg:viewBox="0 0 2903 2"><text:p/></draw:connector><draw:connector draw:style-name="gr14" draw:text-style-name="P13" svg:x1="2.4in" svg:y1="0.6256in" svg:x2="2.4in" svg:y2="0.9004in" draw:start-shape="id12" draw:start-glue-point="2" draw:end-shape="id13" draw:end-glue-point="3" svg:d="m6096-698v699" svg:viewBox="0 0 2 700"><text:p/></draw:connector><draw:connector draw:style-name="gr15" draw:text-style-name="P13" svg:x1="1.5252in" svg:y1="0.4004in" svg:x2="0.6in" svg:y2="0.5504in" draw:start-shape="id12" draw:start-glue-point="3" draw:end-shape="id14" draw:end-glue-point="0" svg:d="m3874-1270h-2350v381" svg:viewBox="0 0 2351 383"><text:p/></draw:connector><draw:connector draw:style-name="gr16" draw:text-style-name="P13" svg:x1="1.5252in" svg:y1="1.4in" svg:x2="0.6in" svg:y2="1.25in" draw:start-shape="id10" draw:start-glue-point="3" draw:end-shape="id14" draw:end-glue-point="2" svg:d="m3874 1270h-2350v-381" svg:viewBox="0 0 2351 383"><text:p/></draw:connector><draw:connector draw:style-name="gr17" draw:text-style-name="P13" svg:x1="5.0425in" svg:y1="0.9in" svg:x2="5.8555in" svg:y2="0.8004in" draw:start-shape="id11" draw:start-glue-point="1" draw:end-shape="id15" draw:end-glue-point="8" svg:d="m12808 0h2065v-254" svg:viewBox="0 0 2067 256"><text:p/></draw:connector><draw:connector draw:style-name="gr18" draw:text-style-name="P13" svg:x1="5.8555in" svg:y1="1in" svg:x2="5.0425in" svg:y2="0.9in" draw:start-shape="id16" draw:start-glue-point="4" draw:end-shape="id11" draw:end-glue-point="1" svg:d="m14873 254v-254h-2065" svg:viewBox="0 0 2067 256"><text:p/></draw:connector></draw:g></text:p>
      <text:p text:style-name="P1"><text:span text:style-name="T5">Figure 2)</text:span><text:span text:style-name="T4"> Diagram of showing </text:span><text:span text:style-name="T3">target hosts</text:span><text:span text:style-name="T4"> communicating to </text:span><text:span text:style-name="T3">Jenkins</text:span><text:span text:style-name="T4"> through a single user.</text:span></text:p>
      <text:p text:style-name="P3"/>
      <text:p text:style-name="Text_20_body"><text:span text:style-name="T4">As you may infer, Figure 2 is a bad security model because if any </text:span><text:span text:style-name="T3">target host</text:span><text:span text:style-name="T4"> in the figure (Host A or Host B) is compromised the deployment </text:span><text:span text:style-name="T3">artifacts</text:span><text:span text:style-name="T4"> of all systems will be exposed.</text:span></text:p>
      <text:h text:style-name="P11" text:outline-level="1">Proposal for new plug-in</text:h>
      <text:p text:style-name="Text_20_body"><text:span text:style-name="T4">So far I have found a neat plug-in called the </text:span><text:a xlink:type="simple" xlink:href="https://wiki.jenkins-ci.org/display/JENKINS/Build+Token+Root+Plugin"><text:span text:style-name="T4">Build Token Root Plugin</text:span></text:a><text:span text:style-name="T4"> [2]. <text:s/>This creates an </text:span><text:span text:style-name="T3">unauthenticated zone</text:span><text:span text:style-name="T4"> at the location “jenkins/buildByToken/” where anonymous access is allowed and builds are launched via a </text:span><text:span text:style-name="T3">token</text:span><text:span text:style-name="T4"> which can be unique on a job to job basis.</text:span></text:p>
      <text:p text:style-name="Text_20_body"><text:span text:style-name="T4">I want that ability of the “Build Token Root Plugin” but for readonly API and readonly download artifacts for deployment. <text:s/>Ideally, the anonymous read token would be a separate setting from the build token setting in the </text:span><text:span text:style-name="T3">Job</text:span><text:span text:style-name="T4"> configuration. <text:s/>I shall call this “anonymous read token” setting </text:span><text:span text:style-name="T5">anonymous_token</text:span><text:span text:style-name="T4">.</text:span></text:p>
      <text:p text:style-name="Text_20_body"><text:span text:style-name="T4">Access to the </text:span><text:span text:style-name="T3">unauthenticated zone</text:span><text:span text:style-name="T4"> </text:span><text:span text:style-name="T5">shall be denied</text:span><text:span text:style-name="T4"> if:</text:span></text:p>
      <text:list xml:id="list594365641" text:style-name="L1">
        <text:list-item>
          <text:p text:style-name="P9"><text:span text:style-name="T4">No </text:span><text:span text:style-name="T3">anonymous_token</text:span><text:span text:style-name="T4"> is provided.</text:span></text:p>
        </text:list-item>
        <text:list-item>
          <text:p text:style-name="P9"><text:span text:style-name="T4">The </text:span><text:span text:style-name="T3">job</text:span><text:span text:style-name="T4"> being called has no </text:span><text:span text:style-name="T3">anonymous_token</text:span><text:span text:style-name="T4"> setting enabled and configured.</text:span></text:p>
        </text:list-item>
        <text:list-item>
          <text:p text:style-name="P9"><text:span text:style-name="T4">The </text:span><text:span text:style-name="T3">anonymous_token</text:span><text:span text:style-name="T4"> provided does not match the</text:span><text:span text:style-name="T3"> anonymous_token</text:span><text:span text:style-name="T4"> configured in the </text:span><text:span text:style-name="T3">job</text:span><text:span text:style-name="T4">.</text:span></text:p>
        </text:list-item>
      </text:list>
      <text:p text:style-name="P6">See Figure 3 for what the new deployment model would look like.</text:p>
      <text:p text:style-name="P7"><text:soft-page-break/><draw:g text:anchor-type="as-char" draw:z-index="1" draw:style-name="gr1"><draw:custom-shape draw:style-name="gr2" draw:text-style-name="P13" xml:id="id5" draw:id="id5" svg:width="1.2004in" svg:height="0.7004in" svg:x="0in" svg:y="0.55in"><text:p text:style-name="P12"><text:span text:style-name="T6">Jenkins</text:span></text:p><draw:enhanced-geometry svg:viewBox="0 0 21600 21600" draw:type="rectangle" draw:enhanced-path="M 0 0 L 21600 0 21600 21600 0 21600 0 0 Z N"/></draw:custom-shape><draw:custom-shape draw:style-name="gr2" draw:text-style-name="P13" xml:id="id6" draw:id="id6" svg:width="1.7504in" svg:height="0.4504in" svg:x="1.5252in" svg:y="1.1752in"><text:p text:style-name="P12"><text:span text:style-name="T6">Deploy Job 2</text:span></text:p><draw:enhanced-geometry svg:viewBox="0 0 21600 21600" draw:type="rectangle" draw:enhanced-path="M 0 0 L 21600 0 21600 21600 0 21600 0 0 Z N"/></draw:custom-shape><draw:custom-shape draw:style-name="gr2" draw:text-style-name="P13" xml:id="id4" draw:id="id4" svg:width="1.7504in" svg:height="0.4504in" svg:x="1.5252in" svg:y="0.1756in"><text:p text:style-name="P12"><text:span text:style-name="T6">Deploy Job 1</text:span></text:p><draw:enhanced-geometry svg:viewBox="0 0 21600 21600" draw:type="rectangle" draw:enhanced-path="M 0 0 L 21600 0 21600 21600 0 21600 0 0 Z N"/></draw:custom-shape><draw:custom-shape draw:style-name="gr2" draw:text-style-name="P13" xml:id="id8" draw:id="id8" svg:width="1.1504in" svg:height="0.8004in" svg:x="3.7709in" svg:y="0in"><text:p text:style-name="P12"><text:span text:style-name="T6">Host A</text:span></text:p><text:p text:style-name="P12"><text:span text:style-name="T6">token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3" xml:id="id9" draw:id="id9" svg:width="1.1504in" svg:height="0.8004in" svg:x="3.7709in" svg:y="1in"><text:p text:style-name="P12"><text:span text:style-name="T6">Host B</text:span></text:p><text:p text:style-name="P12"><text:span text:style-name="T6">token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3" xml:id="id7" draw:id="id7" svg:x1="2.4in" svg:y1="0.626in" svg:x2="1.2in" svg:y2="0.9in" draw:start-shape="id4" draw:start-glue-point="2" draw:end-shape="id5" draw:end-glue-point="1" svg:d="m6096-697v697h-3048" svg:viewBox="0 0 3050 699"><text:p/></draw:connector><draw:connector draw:style-name="gr4" draw:text-style-name="P13" svg:x1="2.4in" svg:y1="1.1752in" svg:x2="2.4in" svg:y2="0.9in" draw:start-shape="id6" draw:start-glue-point="0" draw:end-shape="id7" draw:end-glue-point="0" svg:d="m6096 699v-699" svg:viewBox="0 0 2 700"><text:p/></draw:connector><draw:connector draw:style-name="gr4" draw:text-style-name="P13" svg:x1="3.2752in" svg:y1="0.4012in" svg:x2="3.7709in" svg:y2="0.4004in" draw:start-shape="id4" draw:start-glue-point="1" draw:end-shape="id8" draw:end-glue-point="6" svg:d="m8319-1268h629v-2h630" svg:viewBox="0 0 1261 4"><text:p/></draw:connector><draw:connector draw:style-name="gr4" draw:text-style-name="P13" svg:x1="3.2752in" svg:y1="1.4in" svg:x2="3.7709in" svg:y2="1.4in" draw:start-shape="id6" draw:start-glue-point="1" draw:end-shape="id9" draw:end-glue-point="6" svg:d="m8319 1270h1259" svg:viewBox="0 0 1261 2"><text:p/></draw:connector></draw:g></text:p>
      <text:p text:style-name="P4"><text:span text:style-name="T5">Figure 3)</text:span><text:span text:style-name="T4"> Each </text:span><text:span text:style-name="T3">target host</text:span><text:span text:style-name="T4"> has a different </text:span><text:span text:style-name="T3">anonymous_token</text:span><text:span text:style-name="T4"> configured on a job to job basis.</text:span></text:p>
      <text:p text:style-name="P5"><text:span text:style-name="T4">Since each target host is authenticating using a different </text:span><text:span text:style-name="T3">anonymous_token</text:span><text:span text:style-name="T4"> if one target host is compromised then only the API and artifacts available to that specific host are able to be read. <text:s/>In the situation of a compromised host the attacker already has access to that information the target host is allowed to deploy (i.e. the deployed </text:span><text:span text:style-name="T3">artifact</text:span><text:span text:style-name="T4">).</text:span></text:p>
      <text:p text:style-name="P8">This allows separation of systems in the deployment ecosystem because one compromised host does not expose the artifacts of unrelated deployments.</text:p>
      <text:h text:style-name="P11" text:outline-level="1">Summary of Plug-in specifications</text:h>
      <text:p text:style-name="Text_20_body"><text:span text:style-name="T4">Plugin will create an </text:span><text:span text:style-name="T3">unauthenticated zone</text:span><text:span text:style-name="T4"> to bypass the </text:span><text:span text:style-name="T3">authenticated zones</text:span><text:span text:style-name="T4">. <text:s/>Access will be granted through a </text:span><text:span text:style-name="T3">token</text:span><text:span text:style-name="T4">. <text:s/>The </text:span><text:span text:style-name="T3">token</text:span><text:span text:style-name="T4"> shall be called “</text:span><text:span text:style-name="T3">anonymous_token”</text:span><text:span text:style-name="T4"> and be configurable in the job configuration page. <text:s/>The </text:span><text:span text:style-name="T3">anonymous_token</text:span><text:span text:style-name="T4"> setting should behave exactly like the “Build token” in the </text:span><text:span text:style-name="T3">job</text:span><text:span text:style-name="T4"> configuration. <text:s/>The </text:span><text:span text:style-name="T3">anonymous_token</text:span><text:span text:style-name="T4"> will be used as authentication for accessing the </text:span><text:span text:style-name="T3">Jobs API</text:span><text:span text:style-name="T4"> and </text:span><text:span text:style-name="T3">artifacts</text:span><text:span text:style-name="T4"> associated with </text:span><text:span text:style-name="T3">jobs</text:span><text:span text:style-name="T4"> for anonymous user deployment scripts which will live on the </text:span><text:span text:style-name="T3">target hosts</text:span><text:span text:style-name="T4">. <text:s/>The access given to both the </text:span><text:span text:style-name="T3">job</text:span><text:span text:style-name="T4"> </text:span><text:span text:style-name="T3">API</text:span><text:span text:style-name="T4"> and the </text:span><text:span text:style-name="T3">job artifacts</text:span><text:span text:style-name="T4"> by the plug-in should be readonly and not allowed to update configurations or states in any way.</text:span></text:p>
      <text:p text:style-name="Text_20_body"><text:span text:style-name="T4">Access to the </text:span><text:span text:style-name="T3">unauthenticated zone</text:span><text:span text:style-name="T4"> </text:span><text:span text:style-name="T5">shall be denied</text:span><text:span text:style-name="T4"> if:</text:span></text:p>
      <text:list xml:id="list603374141" text:continue-numbering="true" text:style-name="L1">
        <text:list-item>
          <text:p text:style-name="P9"><text:span text:style-name="T4">No </text:span><text:span text:style-name="T3">anonymous_token</text:span><text:span text:style-name="T4"> is provided.</text:span></text:p>
        </text:list-item>
        <text:list-item>
          <text:p text:style-name="P9"><text:span text:style-name="T4">The </text:span><text:span text:style-name="T3">job</text:span><text:span text:style-name="T4"> being called has no </text:span><text:span text:style-name="T3">anonymous_token</text:span><text:span text:style-name="T4"> setting enabled and configured.</text:span></text:p>
        </text:list-item>
        <text:list-item>
          <text:p text:style-name="P9"><text:span text:style-name="T4">The </text:span><text:span text:style-name="T3">anonymous_token</text:span><text:span text:style-name="T4"> provided does not match the</text:span><text:span text:style-name="T3"> anonymous_token</text:span><text:span text:style-name="T4"> configured in the </text:span><text:span text:style-name="T3">job</text:span><text:span text:style-name="T4">.</text:span></text:p>
        </text:list-item>
      </text:list>
      <text:h text:style-name="P11" text:outline-level="1">Links</text:h>
      <text:list xml:id="list599173278" text:style-name="L2">
        <text:list-item>
          <text:p text:style-name="P10"><text:a xlink:type="simple" xlink:href="https://wiki.jenkins-ci.org/display/JENKINS/Standard+Security+Setup"><text:span text:style-name="T4">https://wiki.jenkins-ci.org/display/JENKINS/Standard+Security+Setup</text:span></text:a></text:p>
        </text:list-item>
        <text:list-item>
          <text:p text:style-name="P10"><text:a xlink:type="simple" xlink:href="https://wiki.jenkins-ci.org/display/JENKINS/Build+Token+Root+Plugin"><text:span text:style-name="T4">https://wiki.jenkins-ci.org/display/JENKINS/Build+Token+Root+Plugi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13:02:15</meta:creation-date>
    <dc:date>2014-03-20T15:26:13</dc:date>
    <meta:editing-duration>PT1H23M53S</meta:editing-duration>
    <meta:editing-cycles>34</meta:editing-cycles>
    <meta:generator>LibreOffice/3.5$Linux_X86_64 LibreOffice_project/350m1$Build-2</meta:generator>
    <meta:document-statistic meta:table-count="0" meta:image-count="0" meta:object-count="0" meta:page-count="3" meta:paragraph-count="42" meta:word-count="1034" meta:character-count="6363" meta:non-whitespace-character-count="5337"/>
  </office:meta>
</office:document-meta>
</file>